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30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30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51307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9b97a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51307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9b97a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9b97a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9b97a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fo:font-size="8pt" officeooo:paragraph-rsid="00951307" style:font-size-asian="8pt" style:font-size-complex="8pt"/>
    </style:style>
    <style:style style:name="P14" style:family="paragraph" style:parent-style-name="Header">
      <style:text-properties style:font-name="Arial" fo:font-size="8pt" officeooo:paragraph-rsid="0099b97a" style:font-size-asian="8pt" style:font-size-complex="8pt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5">Model: 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0]"&gt;</text:placeholder></text:p>
            <text:p text:style-name="P13"><draw:frame draw:style-name="fr1" draw:name="image:   barcode(labels[0].barcode, 'ean13'    )" text:anchor-type="as-char" svg:width="3.057cm" style:rel-width="100%" svg:height="2.08cm" style:rel-height="67%" draw:z-index="0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1]"&gt;</text:placeholder></text:p>
            <text:p text:style-name="P13"><draw:frame draw:style-name="fr1" draw:name="image:   barcode(labels[0].barcode, 'ean13')" text:anchor-type="as-char" svg:width="3.057cm" style:rel-width="100%" svg:height="2.08cm" style:rel-height="67%" draw:z-index="1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11"><text:placeholder text:placeholder-type="text">&lt;/if&gt;</text:placeholder></text:p>
          </table:table-cell>
          <table:table-cell table:style-name="Tabella1.F1" office:value-type="string">
            <text:p text:style-name="P11"><text:placeholder text:placeholder-type="text">&lt;if test="labels[2]"&gt;</text:placeholder></text:p>
            <text:p text:style-name="P13"><draw:frame draw:style-name="fr1" draw:name="image: barcode(labels[0].barcode, 'ean13'  )" text:anchor-type="as-char" svg:width="3.057cm" style:rel-width="100%" svg:height="2.08cm" style:rel-height="67%" draw:z-index="2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11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 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0]"&gt;</text:placeholder></text:p>
            <text:p text:style-name="P14"><draw:frame draw:style-name="fr1" draw:name="image: barcode(labels[0].barcode, 'ean13'     )" text:anchor-type="as-char" svg:width="3.057cm" style:rel-width="100%" svg:height="2.08cm" style:rel-height="67%" draw:z-index="3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1]"&gt;</text:placeholder></text:p>
            <text:p text:style-name="P14"><draw:frame draw:style-name="fr1" draw:name="image: barcode(labels[0].barcode,  'ean13')" text:anchor-type="as-char" svg:width="3.057cm" style:rel-width="100%" svg:height="2.08cm" style:rel-height="67%" draw:z-index="4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F1" office:value-type="string">
            <text:p text:style-name="P12"><text:placeholder text:placeholder-type="text">&lt;if test="labels[2]"&gt;</text:placeholder></text:p>
            <text:p text:style-name="P14"><draw:frame draw:style-name="fr1" draw:name="image:  barcode(labels[0].barcode, 'ean13')" text:anchor-type="as-char" svg:width="3.057cm" style:rel-width="100%" svg:height="2.08cm" style:rel-height="67%" draw:z-index="5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0:32:58.622000000</dc:date>
    <meta:editing-duration>PT8H37M10S</meta:editing-duration>
    <meta:editing-cycles>132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